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1" style:family="table">
      <style:table-properties style:width="17.246cm" fo:margin-left="0cm" table:align="left"/>
    </style:style>
    <style:style style:name="Tabel1.A" style:family="table-column">
      <style:table-column-properties style:column-width="2.692cm"/>
    </style:style>
    <style:style style:name="Tabel1.B" style:family="table-column">
      <style:table-column-properties style:column-width="6.181cm"/>
    </style:style>
    <style:style style:name="Tabel1.C" style:family="table-column">
      <style:table-column-properties style:column-width="3.239cm"/>
    </style:style>
    <style:style style:name="Tabel1.D" style:family="table-column">
      <style:table-column-properties style:column-width="5.135cm"/>
    </style:style>
    <style:style style:name="Tabel1.A1" style:family="table-cell">
      <style:table-cell-properties fo:padding-left="0.191cm" fo:padding-right="0.191cm" fo:padding-top="0cm" fo:padding-bottom="0cm" fo:border="none" style:writing-mode="lr-tb"/>
    </style:style>
    <style:style style:name="Tabel1.C1" style:family="table-cell">
      <style:table-cell-properties fo:padding-left="0.018cm" fo:padding-right="0.018cm" fo:padding-top="0cm" fo:padding-bottom="0cm" fo:border="none" style:writing-mode="lr-tb"/>
    </style:style>
    <style:style style:name="P1" style:family="paragraph" style:parent-style-name="Titel" style:master-page-name="MP0">
      <style:paragraph-properties style:page-number="auto" fo:break-before="page"/>
    </style:style>
    <style:style style:name="P2" style:family="paragraph" style:parent-style-name="Standaard">
      <style:paragraph-properties fo:padding-left="0cm" fo:padding-right="0cm" fo:padding-top="0cm" fo:padding-bottom="0.035cm" fo:border-left="none" fo:border-right="none" fo:border-top="none" fo:border-bottom="0.74pt solid #000000" style:shadow="none"/>
    </style:style>
    <style:style style:name="P3" style:family="paragraph" style:parent-style-name="Lijstalinea" style:list-style-name="L1"/>
    <style:style style:name="T1" style:family="text">
      <style:text-properties officeooo:rsid="0015e5d5"/>
    </style:style>
    <style:style style:name="T2" style:family="text">
      <style:text-properties style:font-name-complex="Times New Roman"/>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elvlaai</text:p>
      <table:table table:name="Tabel1" table:style-name="Tabel1">
        <table:table-column table:style-name="Tabel1.A"/>
        <table:table-column table:style-name="Tabel1.B"/>
        <table:table-column table:style-name="Tabel1.C"/>
        <table:table-column table:style-name="Tabel1.D"/>
        <table:table-row>
          <table:table-cell table:style-name="Tabel1.A1" office:value-type="string">
            <text:p text:style-name="Standaard">Vlaaibodem<text:line-break/><text:span text:style-name="T1">+ deksel of latjes</text:span> (gistdeeg)</text:p>
          </table:table-cell>
          <table:table-cell table:style-name="Tabel1.A1" office:value-type="string">
            <text:p text:style-name="Standaard">halve theelepel zout</text:p>
            <text:p text:style-name="Standaard">250 g bloem </text:p>
            <text:p text:style-name="Standaard">7 g gist (1 zakje)</text:p>
            <text:p text:style-name="Standaard">50 g margarine</text:p>
            <text:p text:style-name="Standaard">25 g suiker</text:p>
            <text:p text:style-name="Standaard">1 ei</text:p>
            <text:p text:style-name="Standaard">100 ml melk</text:p>
            <text:p text:style-name="Standaard"/>
          </table:table-cell>
          <table:table-cell table:style-name="Tabel1.C1" office:value-type="string">
            <text:p text:style-name="Standaard">Kruimeldeeg</text:p>
            <text:p text:style-name="Standaard"/>
            <text:p text:style-name="Standaard"/>
            <text:p text:style-name="Standaard"/>
            <text:p text:style-name="Standaard">Halve vlaai is genoeg voor 1 vlaaibodem</text:p>
          </table:table-cell>
          <table:table-cell table:style-name="Tabel1.C1" office:value-type="string">
            <text:p text:style-name="Standaard">100 g bloem</text:p>
            <text:p text:style-name="Standaard">100 g suiker</text:p>
            <text:p text:style-name="Standaard">75 g margarine</text:p>
            <text:p text:style-name="Standaard"/>
            <text:p text:style-name="Standaard">150 g bloem, beetje zout</text:p>
            <text:p text:style-name="Standaard">4 g gist, 25 g margarine,</text:p>
            <text:p text:style-name="Standaard">10-15 g suiker,</text:p>
            <text:p text:style-name="Standaard">1 ei en 20! ml melk (ivm ei)</text:p>
            <text:p text:style-name="Standaard"/>
          </table:table-cell>
        </table:table-row>
        <table:table-row>
          <table:table-cell table:style-name="Tabel1.A1" office:value-type="string">
            <text:p text:style-name="Standaard">Vulling</text:p>
          </table:table-cell>
          <table:table-cell table:style-name="Tabel1.A1" office:value-type="string">
            <text:p text:style-name="Standaard">1 kg appels</text:p>
            <text:p text:style-name="Standaard">50 ml water</text:p>
            <text:p text:style-name="Standaard">150 g suiker</text:p>
          </table:table-cell>
          <table:table-cell table:style-name="Tabel1.C1" office:value-type="string">
            <text:p text:style-name="Standaard">Spullen</text:p>
          </table:table-cell>
          <table:table-cell table:style-name="Tabel1.C1" office:value-type="string">
            <text:p text:style-name="Standaard">mixer met deeghaken</text:p>
            <text:p text:style-name="Standaard">vershoudfolie</text:p>
            <text:p text:style-name="Standaard">vlaaivorm</text:p>
          </table:table-cell>
        </table:table-row>
      </table:table>
      <text:p text:style-name="P2"/>
      <text:p text:style-name="Standaard"/>
      <text:p text:style-name="Standaard">Breng de ingrediënten op kamertemperatuur. Strooi het zout in de kom. Zeef de bloem erboven. Maak een kuiltje in het midden van de bloem en strooi de gist erin. Voeg de boter, suiker en het ei toe. Schenk de melk erbij en kneed met de mixer tot een soepel deeg dat niet meer plakt (als het wel plakt voeg je nog wat bloem toe). Vorm er een bal van en laat het afgedekt, op kamertemperatuur, 1 uur rijzen.</text:p>
      <text:p text:style-name="Standaard"/>
      <text:p text:style-name="Standaard">Schil de appels. Snijd de appels (en abrikozen) in stukjes. Kook het fruit met de suiker en het (aanhang)water in 15 minuten tot een dikke compote (waar nog stukjes in zitten). Laat afkoelen.</text:p>
      <text:p text:style-name="Standaard"/>
      <text:p text:style-name="Standaard">Kneed de bloem, suiker en margarine met de mixer tot een samenhangend deeg. Verpak het in vershoudfolie en leg het in de koelkast.</text:p>
      <text:p text:style-name="Standaard"/>
      <text:p text:style-name="Standaard">Verwarm de oven voor tot 200<text:span text:style-name="Standaardalinea-lettertype"><text:span text:style-name="T2">º</text:span></text:span>C. Vet de vlaaivorm in. Rol het gistdeeg uit tot een ronde lap, die ruim over de vorm hangt. Leg het deeg in de vorm en druk het in de hoek goed aan. Laat het deeg nog een paar minuten rusten en snijd dan het overtollige deeg langs de rand weg.</text:p>
      <text:p text:style-name="Standaard"/>
      <text:p text:style-name="Standaard">Schep de vulling op het deeg. Verkruimel het kruimeldeeg tussen de vingers boven de vlaai. <text:line-break/>Bak de vlaai in de voorverwarmde oven in ongeveer 30 minuten gaar.</text:p>
      <text:p text:style-name="P2"/>
      <text:p text:style-name="Standaard"/>
      <text:p text:style-name="Standaard">Uit de praktijk:</text:p>
      <text:list text:style-name="L1">
        <text:list-item>
          <text:p text:style-name="P3">Je kunt voor de vulling ook 500 g appels en 500g abrikozen <text:s/>nemen (of 1 kg ander fruit)</text:p>
        </text:list-item>
        <text:list-item>
          <text:p text:style-name="P3">Ik was de appels en zet ze dan met alleen het aanhangwater op. Als het toch nog te vochtig is gooi ik er een blaadje gelatine bij.</text:p>
        </text:list-item>
        <text:list-item>
          <text:p text:style-name="P3">Ik heb de (zoetwaren) margarine ook wel vervangen door roomboter en vind dat geen aanrader: het smaakt dan allemaal teveel naar die roomboter. </text:p>
        </text:list-item>
        <text:list-item>
          <text:p text:style-name="P3">Het goed door kneden van het deeg maakt het echt heel soepel; het moet ook echt een bal zijn die helemaal ‘los’ komt van de kom. Als je dat deeg dan goed uitrolt kun je er 2 vlaaien mee doe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nl" fo:country="NL" fo:font-style="normal" style:text-underline-style="none" fo:font-weight="normal" style:letter-kerning="true" style:font-name-asian="Lucida Sans Unicode" style:font-size-asian="12pt" style:language-asian="nl" style:country-asian="NL"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nl" fo:country="NL" fo:font-style="normal" style:text-underline-style="none" fo:font-weight="normal" style:letter-kerning="true" fo:background-color="transparent" style:font-name-asian="Lucida Sans Unicode" style:font-size-asian="12pt" style:language-asian="nl" style:country-asian="NL"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Kop_20_1" style:display-name="Kop 1" style:family="paragraph" style:parent-style-name="Heading" style:next-style-name="Text_20_body" style:default-outline-level="1">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Kop_20_2" style:display-name="Kop 2" style:family="paragraph" style:parent-style-name="Heading" style:next-style-name="Text_20_body" style:default-outline-level="2">
      <style:paragraph-properties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Kop_20_3" style:display-name="Kop 3" style:family="paragraph" style:parent-style-name="Heading" style:next-style-name="Text_20_body" style:default-outline-level="3">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Kop_20_4" style:display-name="Kop 4" style:family="paragraph" style:parent-style-name="Standaard" style:next-style-name="Standaard" style:default-outline-level="4">
      <style:paragraph-properties fo:margin-top="0.353cm" fo:margin-bottom="0cm" style:contextual-spacing="false" fo:keep-together="always" fo:hyphenation-ladder-count="no-limit" fo:hyphenation-keep="auto" loext:hyphenation-keep-type="column"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Standaard"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Lijst"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Koptekst" style:family="paragraph" style:parent-style-name="Standard">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Bijschrift"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hyphenation-ladder-count="no-limit" fo:hyphenation-keep="auto" loext:hyphenation-keep-type="column"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el" style:family="paragraph" style:parent-style-name="Standaard" style:next-style-name="Standaard">
      <style:paragraph-properties fo:margin-top="0cm" fo:margin-bottom="0.529cm" style:contextual-spacing="false" fo:hyphenation-ladder-count="no-limit" fo:hyphenation-keep="auto" loext:hyphenation-keep-type="column"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Ondertitel" style:family="paragraph" style:parent-style-name="Standaard" style:next-style-name="Standaard">
      <style:paragraph-properties fo:hyphenation-ladder-count="no-limit" fo:hyphenation-keep="auto" loext:hyphenation-keep-type="column"/>
      <style:text-properties fo:color="#4f81bd" loext:opacity="100%"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Lijstalinea" style:family="paragraph" style:parent-style-name="Standa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Voetnoottekst" style:family="paragraph" style:parent-style-name="Standaard">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andaardalinea-lettertype" style:family="text"/>
    <style:style style:name="Footnote_20_Symbol" style:display-name="Footnote Symbol"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Title_20_Char" style:display-name="Title Char" style:family="text" style:parent-style-name="Standaardalinea-lettertyp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Standaardalinea-lettertype">
      <style:text-properties fo:color="#4f81bd" loext:opacity="100%"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4_20_Char" style:display-name="Heading 4 Char" style:family="text" style:parent-style-name="Standaardalinea-lettertype">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Footnote_20_Text_20_Char" style:display-name="Footnote Text Char" style:family="text" style:parent-style-name="Standaardalinea-lettertype">
      <style:text-properties fo:font-size="10pt" style:font-size-asian="10pt" style:font-size-complex="10pt"/>
    </style:style>
    <style:style style:name="Voetnootmarkering" style:family="text" style:parent-style-name="Standaardalinea-lettertype">
      <style:text-properties style:text-position="super 67%"/>
    </style:style>
    <style:style style:name="WW_5f_CharLFO1LVL1" style:display-name="WW_CharLFO1LVL1"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Voetnootmarkering"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R J</meta:initial-creator>
    <meta:creation-date>2014-01-26T13:56:00Z</meta:creation-date>
    <dc:date>2025-07-26T12:24:04.630562100</dc:date>
    <meta:print-date>2014-01-26T13:53:00Z</meta:print-date>
    <meta:editing-cycles>7</meta:editing-cycles>
    <meta:editing-duration>PT1H43M28S</meta:editing-duration>
    <meta:document-statistic meta:table-count="1" meta:image-count="0" meta:object-count="0" meta:page-count="1" meta:paragraph-count="36" meta:word-count="416" meta:character-count="2134" meta:non-whitespace-character-count="1754"/>
    <meta:user-defined meta:name="Docear4Word_StyleTitle">IEEE</meta:user-defined>
    <meta:user-defined meta:name="Info 1"/>
    <meta:user-defined meta:name="Info 2"/>
    <meta:user-defined meta:name="Info 3"/>
    <meta:user-defined meta:name="Info 4" meta:value-type="string"/>
    <meta:template xlink:type="simple" xlink:actuate="onRequest" xlink:title="" xlink:href="Normal.dotm"/>
  </office:meta>
</office:document-meta>
</file>